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783ADE15FCCE3CBA.png" manifest:media-type="image/png"/>
  <manifest:file-entry manifest:full-path="Pictures/10000000000004F900000322B6E66A5FF68F74A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1-outline1" style:list-style-name="L3">
      <style:graphic-properties fo:min-height="12.754cm"/>
      <style:paragraph-properties style:writing-mode="lr-tb"/>
    </style:style>
    <style:style style:name="P1" style:family="paragraph">
      <style:text-properties fo:color="#ffffff" fo:font-size="36pt" fo:font-weight="normal" style:font-size-asian="36pt" style:font-size-complex="36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ff0000" fo:font-size="32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Why Device Trees<text:line-break/>Are not Static</text:p>
          </draw:text-box>
        </draw:frame>
        <draw:frame presentation:style-name="pr2" draw:text-style-name="P1" draw:layer="layout" svg:width="29.972cm" svg:height="4.306cm" svg:x="1.536cm" svg:y="14.49cm" presentation:class="subtitle">
          <draw:text-box>
            <text:p text:style-name="P1"><text:span text:style-name="T1">Heinrich Schuchardt, 2020-05-16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ystems Are Modular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aseboard + SoC module</text:p>
              </text:list-item>
              <text:list-item>
                <text:p>Hats (Raspberry), Capes (BeagleBoard)</text:p>
              </text:list-item>
              <text:list-item>
                <text:p text:style-name="P3">Memory modul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Devices Are Hot Pluggable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Even CPUs and Memory can be removed and added at runtime</text:span><text:span text:style-name="T2"><text:line-break/></text:span><text:span text:style-name="T3">Linux: </text:span><text:span text:style-name="T3">Documentation/core-api/memory-hotplug.rst</text:span><text:span text:style-name="T3"><text:line-break/></text:span><text:span text:style-name="T3">Linux: Documentation/core-api/cpu_hotplug.rs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Is There A Master Device?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With protocols like CCIX there can be multiple bus masters.</text:p>
              </text:list-item>
              <text:list-item>
                <text:p>So in future modular systems it is hard to say whose requirements dictate the “one” device tree.</text:p>
              </text:list-item>
              <text:list-item>
                <text:p>Do we need separate device trees per bus master?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GPIO Routing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oCs may have more supported IOs than connected pins</text:p>
              </text:list-item>
              <text:list-item>
                <text:p>The routing of IOs to is configurable, e.g.<text:line-break/>Raspberry GPIO 18 may be connected to input register, output register, PWM, SPI, PCM Audio<text:line-break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Device Configurability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Many devices contain their own firmware or even FPGA.</text:p>
              </text:list-item>
              <text:list-item>
                <text:p>Device firmware changes may make the device appear completely different to the outside world.</text:p>
              </text:list-item>
              <text:list-item>
                <text:p>How about</text:p>
                <text:list>
                  <text:list-item>
                    <text:p>Changing functions according to license status</text:p>
                  </text:list-item>
                  <text:list-item>
                    <text:p>Changing CPU ISA via microco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Hardware or Software?</text:p>
          </draw:text-box>
        </draw:frame>
        <draw:frame presentation:style-name="pr9" draw:text-style-name="P6" draw:layer="layout" svg:width="29.832cm" svg:height="12.954cm" svg:x="1.664cm" svg:y="5.334cm" presentation:class="outline">
          <draw:text-box>
            <text:list text:style-name="L3">
              <text:list-item>
                <text:p text:style-name="P6">vdd_soc: sd0 {</text:p>
              </text:list-item>
              <text:list-item>
                <text:p text:style-name="P6">        regulator-name = "VDD_SOC";</text:p>
              </text:list-item>
              <text:list-item>
                <text:p text:style-name="P6">        regulator-min-microvolt = &lt;1000000&gt;;</text:p>
              </text:list-item>
              <text:list-item>
                <text:p text:style-name="P6">        regulator-max-microvolt = &lt;1170000&gt;;</text:p>
              </text:list-item>
              <text:list-item>
                <text:p text:style-name="P6"><text:span text:style-name="T4">        </text:span><text:span text:style-name="T4">regulator-enable-ramp-delay = &lt;146&gt;;</text:span></text:p>
              </text:list-item>
              <text:list-item>
                <text:p text:style-name="P6"><text:span text:style-name="T4">        </text:span><text:span text:style-name="T4">regulator-disable-ramp-delay = &lt;4080&gt;;</text:span></text:p>
              </text:list-item>
              <text:list-item>
                <text:p text:style-name="P6"><text:span text:style-name="T4">        </text:span><text:span text:style-name="T4">regulator-ramp-delay = &lt;27500&gt;;</text:span></text:p>
              </text:list-item>
              <text:list-item>
                <text:p text:style-name="P6"><text:span text:style-name="T4">        </text:span><text:span text:style-name="T4">regulator-ramp-delay-scale = &lt;300&gt;;</text:span></text:p>
              </text:list-item>
              <text:list-item>
                <text:p text:style-name="P6">        regulator-always-on;</text:p>
              </text:list-item>
              <text:list-item>
                <text:p text:style-name="P6">        regulator-boot-on;</text:p>
              </text:list-item>
              <text:list-item>
                <text:p text:style-name="P6"/>
              </text:list-item>
              <text:list-item>
                <text:p text:style-name="P6">        maxim,active-fps-source = &lt;MAX77620_FPS_SRC_1&gt;;</text:p>
              </text:list-item>
              <text:list-item>
                <text:p text:style-name="P6">        maxim,active-fps-power-up-slot = &lt;1&gt;;</text:p>
              </text:list-item>
              <text:list-item>
                <text:p text:style-name="P6">        maxim,active-fps-power-down-slot = &lt;6&gt;;</text:p>
              </text:list-item>
              <text:list-item>
                <text:p text:style-name="P6">}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T Nodes as Communication Area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cessary properties, e.g.</text:p>
                <text:list>
                  <text:list-item>
                    <text:p>cpu-release-addr in CPU node for CPUs with spin-table enable-method</text:p>
                  </text:list-item>
                  <text:list-item>
                    <text:p>Available memory</text:p>
                  </text:list-item>
                </text:list>
              </text:list-item>
              <text:list-item>
                <text:p>Optional properties, e.g.</text:p>
                <text:list>
                  <text:list-item>
                    <text:p>GRUB passing ‘bootargs’, ‘linux,initrd-start’, ‘linux,initrd-end’ to Linux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T in the Software Stack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ome devices should only be available in secure world</text:p>
                <text:list>
                  <text:list-item>
                    <text:p>SPI flash for UEFI variabl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Conclusion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Device trees are a mishmash of</text:p>
                <text:list>
                  <text:list-item>
                    <text:p>Hardware description</text:p>
                  </text:list-item>
                  <text:list-item>
                    <text:p>Hardware configuration</text:p>
                  </text:list-item>
                  <text:list-item>
                    <text:p>Software configuration</text:p>
                  </text:list-item>
                  <text:list-item>
                    <text:p>Communication area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reas for Improvement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eparation between hardware and software properties</text:p>
              </text:list-item>
              <text:list-item>
                <text:p>Support for hardware modularity</text:p>
              </text:list-item>
              <text:list-item>
                <text:p>Software layer specific device trees</text:p>
              </text:list-item>
              <text:list-item>
                <text:p>Multiple masters (CPUs, Accelarators)</text:p>
              </text:list-item>
              <text:list-item>
                <text:p>Ownership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2:34:18.667843787</meta:creation-date>
    <meta:editing-duration>PT27M23S</meta:editing-duration>
    <meta:editing-cycles>6</meta:editing-cycles>
    <meta:generator>LibreOffice/6.4.4.1$Linux_X86_64 LibreOffice_project/40$Build-1</meta:generator>
    <dc:title>Vivid</dc:title>
    <dc:date>2020-05-16T15:24:56.484596987</dc:date>
    <meta:document-statistic meta:object-count="84"/>
  </office:meta>
</office:document-meta>
</file>